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] + [.D2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3] + [.D3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string" calcext:value-type="string">
            <text:p>filter Int (b_neq (foldl Int Int b_max b_zero _0)) _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5] + [.D5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ilter Int (b_neq (maximum _0)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con Int _0 (b_foldNat (List Int) (tail Int) (enumTo _1) _0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] + [.D8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1] + [.D11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] + [.D1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rod (enumTo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 + [.D1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4] + [.D1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6] + [.D16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string" calcext:value-type="string">
            <text:p>map Int Int (b_mul (b_succ (b_succ b_zero)))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7] + [.D1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foldr Int Int b_max b_zero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8] + 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string" calcext:value-type="string">
            <text:p>not (is_nil Int (filter Int (b_eq _0) _1))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0] + [.D20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2] + [.D22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3] + [.D2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4] + [.D2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25] + [.D2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26] + [.D2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27] + [.D2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2] + [.D3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dup</text:p>
          </table:table-cell>
          <table:table-cell office:value-type="string" calcext:value-type="string">
            <text:p>not possible, requires if-then-els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opma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be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4:43:53.544749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31T14:45:12.600284646</dc:date>
    <meta:generator>LibreOffice/4.2.8.2$Linux_X86_64 LibreOffice_project/420m0$Build-2</meta:generator>
    <meta:editing-duration>PT6H30M32S</meta:editing-duration>
    <meta:editing-cycles>24</meta:editing-cycles>
    <meta:document-statistic meta:table-count="1" meta:cell-count="239" meta:object-count="0"/>
  </office:meta>
</office:document-meta>
</file>